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1.3571in"/>
    </style:style>
    <style:style style:name="co3" style:family="table-column">
      <style:table-column-properties fo:break-before="auto" style:column-width="0.8839in"/>
    </style:style>
    <style:style style:name="co4" style:family="table-column">
      <style:table-column-properties fo:break-before="auto" style:column-width="0.8453in"/>
    </style:style>
    <style:style style:name="co5" style:family="table-column">
      <style:table-column-properties fo:break-before="auto" style:column-width="1.1634in"/>
    </style:style>
    <style:style style:name="co6" style:family="table-column">
      <style:table-column-properties fo:break-before="auto" style:column-width="0.837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participant</text:p>
          </table:table-cell>
          <table:table-cell office:value-type="string">
            <text:p>ResultsWorthEffort1</text:p>
          </table:table-cell>
          <table:table-cell office:value-type="string">
            <text:p>Exploration1</text:p>
          </table:table-cell>
          <table:table-cell office:value-type="string">
            <text:p>Enjoyment1</text:p>
          </table:table-cell>
          <table:table-cell office:value-type="string">
            <text:p>Expressiveness1</text:p>
          </table:table-cell>
          <table:table-cell office:value-type="string">
            <text:p>Immersion1</text:p>
          </table:table-cell>
          <table:table-cell office:value-type="string">
            <text:p>Enjoyment2</text:p>
          </table:table-cell>
          <table:table-cell office:value-type="string">
            <text:p>Exploration2</text:p>
          </table:table-cell>
          <table:table-cell office:value-type="string">
            <text:p>ResultsWorthEffort2</text:p>
          </table:table-cell>
          <table:table-cell office:value-type="string">
            <text:p>Expressiveness2</text:p>
          </table:table-cell>
          <table:table-cell office:value-type="string">
            <text:p>Immersion2</text:p>
          </table:table-cell>
        </table:table-row>
        <table:table-row table:style-name="ro1">
          <table:table-cell office:value-type="string">
            <text:p>subject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subject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subject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ubject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3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</table:table-row>
        <table:table-row table:style-name="ro1">
          <table:table-cell office:value-type="string">
            <text:p>subject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subject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subject7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22">12/22/2021</text:date>, <text:time>10:20:5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9$Unix OpenOffice.org_project/419m1$Build-9805</meta:generator>
    <dc:date>2021-12-22T10:20:58</dc:date>
    <meta:editing-duration>PT16S</meta:editing-duration>
    <meta:editing-cycles>1</meta:editing-cycles>
    <meta:document-statistic meta:table-count="1" meta:cell-count="88" meta:object-count="0"/>
  </office:meta>
</office:document-meta>
</file>